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el: <text:s/>Zimmer reservieren <text:s text:c="2"/><text:tab/><text:tab/><text:tab/> <text:s text:c="14"/>Swaneet Sahoo, Steffen Schweneker</text:p>
      <text:p text:style-name="P1">Akteur: Gast<text:tab/><text:tab/><text:tab/><text:tab/><text:tab/><text:tab/><text:tab/> <text:s text:c="2"/>31.10.2013 – Gruppe 2</text:p>
      <text:p text:style-name="P1">Ziel: Gast reserviert ein Zimmer über Internet</text:p>
      <text:p text:style-name="P1"/>
      <text:p text:style-name="P1">Auslöser:</text:p>
      <text:p text:style-name="P3">Ein Gast entscheidet sich dazu ein Zimmer im „Hoch -Hotel“ zu reservieren</text:p>
      <text:p text:style-name="P3"/>
      <text:p text:style-name="P1">Vorbedingungen:</text:p>
      <text:p text:style-name="P3">Der Gast hat ein gedecktes Konto falls er sich dazu entscheidet das Zimmer Online zu bezahlen.</text:p>
      <text:p text:style-name="P3">Der Gast hat Zugriff auf ein internetfähiges Gerät welches die Website aufrufen kann.</text:p>
      <text:p text:style-name="P3"/>
      <text:p text:style-name="P1">Nachbedingungen:</text:p>
      <text:p text:style-name="P3">Der Gast hat das Zimmer erfolgreich reserviert.</text:p>
      <text:p text:style-name="P3"/>
      <text:p text:style-name="P1">Erfolgsszenario:</text:p>
      <text:list xml:id="list1117767260" text:style-name="L1">
        <text:list-item>
          <text:p text:style-name="P4">Der Gast ruft die Website auf.</text:p>
        </text:list-item>
        <text:list-item>
          <text:p text:style-name="P4">Der Gast wählt den Reiter reservieren.</text:p>
        </text:list-item>
        <text:list-item>
          <text:p text:style-name="P4">Der Gast gibt an mit wie vielen Personen (Kinder, Erwachsene, Behinderte) er erscheint.</text:p>
        </text:list-item>
        <text:list-item>
          <text:p text:style-name="P4">Der Gast gibt den Buchungszeitraum an.</text:p>
        </text:list-item>
        <text:list-item>
          <text:p text:style-name="P4">Der Gast sucht sich eine gewünschte Preisklasse aus. Das System Zeigt den Gesamtpreis an.</text:p>
        </text:list-item>
        <text:list-item>
          <text:p text:style-name="P4">Der Kunde wählt die gewünschte Bezahlmethode.</text:p>
        </text:list-item>
        <text:list-item>
          <text:p text:style-name="P4">Entscheidet sich der Kunde für die Onlinebezahlung gibt er seine Kunde gibt seine Kreditkartennummer oder Bitcoin-ID an.</text:p>
        </text:list-item>
        <text:list-item>
          <text:p text:style-name="P4">Das System prüft die Gültigkeit der Kreditkartennummer bzw. Bitcoin-ID</text:p>
        </text:list-item>
        <text:list-item>
          <text:p text:style-name="P4">Das System erstellt eine Auftragsbestätigung und zeigt sie dem Kunden.</text:p>
        </text:list-item>
      </text:list>
      <text:p text:style-name="P3"/>
      <text:p text:style-name="P1">Erweiterung:</text:p>
      <text:p text:style-name="P3"><text:s text:c="6"/>3.a Bei Niedriger und Mittlerer Preisklasse wird dem Gast ein Zimmer zugeteilt. Bei Hoher <text:tab/>Preisklasse wählt der Kunde ein Zimmer, aus der ihm vorgelegten Auswahl, aus.</text:p>
      <text:p text:style-name="P3"><text:s text:c="6"/>3.b Ist der Gast ein Stammkunde wählt der Gast bei Mittlerer und Hoher Preisklasse ein <text:tab/>Zimmer, aus der ihm vorgelegten Auswahl, aus.</text:p>
      <text:p text:style-name="P3"/>
      <text:p text:style-name="P1">Fehlerfälle:</text:p>
      <text:p text:style-name="P3">3.a Kein Zimmer erfüllt die angegebenen Bedingungen(Behindertengerecht, Zu wenig Betten...): Das System zeigt benachrichtigt den Gast, dass kein Zimmer verfügbar ist und fordert dem benutzer an, die Bedingungen zu entschärfen und springt zu 3. zurück.</text:p>
      <text:p text:style-name="P3">4.a Kein Zimmer in dem angegeben Zeitraum ist verfügbar: Das System zeigt dem Gast alternative Buchungszeiträume an und fordert zu einem erneuten versuch auf.</text:p>
      <text:p text:style-name="P3">5.a In der ausgewählten Preisklasse ist kein Zimmer mit den gewünschten Anforderungen mehr verfügbar: Das System bitten den Gast eine andere Preisklasse zu wählen. (weiter Schritt 4.)</text:p>
      <text:p text:style-name="P3">8.a Die angegebene Kreditnummer bzw. Die Bitcoin-ID ist ungültig: Das System fordert den Nutzer auf eine gültige Kreditkartennummer/Bitcoin-ID einzugeben und fährt bei Schritt 5 fort.</text:p>
      <text:p text:style-name="P3"/>
      <text:p text:style-name="P3"/>
      <text:p text:style-name="P1">Häufigkeit:</text:p>
      <text:p text:style-name="P3">Bei einer durchschnittlichen Buchungsdauer von einer Woche und bei 350 Zimmern in unserem Hotel und einer geschätzten Besetzungszeit von ca. 80% über das gesamte Jahr erwarten wir 14560(berechnet) Reservierungen über das gesamte Jahr(das sind ca. 40 Reservierungen pro Tag).</text:p>
      <text:p text:style-name="P3"/>
      <text:p text:style-name="P3"/>
      <text:p text:style-name="P1">Anforderungen:</text:p>
      <text:p text:style-name="P3">A 14, A 16, A 18, A 19, A 20, 21, A 22, A 24, A 25, A 26, A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Schweneker</meta:initial-creator>
    <meta:creation-date>2013-10-29T16:27:49</meta:creation-date>
    <dc:date>2013-10-31T08:34:56</dc:date>
    <dc:creator>Steffen Schweneker</dc:creator>
    <meta:editing-duration>P1DT14H55M22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1" meta:paragraph-count="32" meta:word-count="392" meta:character-count="2602"/>
  </office:meta>
</office:document-meta>
</file>